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25-02-27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22-12-15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21-12-10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21-01-08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19-12-11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19-01-15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18-01-23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17-01-1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1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13-11-18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12-12-19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0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0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0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0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200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199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199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199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199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1996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199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199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199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198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198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198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197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197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197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196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3901</text:p>
          </table:table-cell>
          <table:table-cell office:value-type="string" calcext:value-type="string">
            <text:p>Indian Canyon NW Quad</text:p>
          </table:table-cell>
          <table:table-cell office:value-type="string" calcext:value-type="string">
            <text:p>196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